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officeooo:rsid="0009120f" officeooo:paragraph-rsid="000e7a01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0e7a01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rsid="000e7a01" officeooo:paragraph-rsid="000e7a01"/>
    </style:style>
    <style:style style:name="P4" style:family="paragraph" style:parent-style-name="Text_20_body" style:list-style-name="L7">
      <style:paragraph-properties fo:line-height="115%" fo:text-align="start" style:justify-single-word="false" style:writing-mode="lr-tb"/>
      <style:text-properties officeooo:rsid="000e7a01" officeooo:paragraph-rsid="000e7a01"/>
    </style:style>
    <style:style style:name="P5" style:family="paragraph" style:parent-style-name="Text_20_body" style:list-style-name="L7">
      <style:paragraph-properties fo:line-height="115%" fo:text-align="start" style:justify-single-word="false" style:writing-mode="lr-tb"/>
      <style:text-properties fo:font-style="italic" fo:font-weight="bold" officeooo:rsid="000e7a01" officeooo:paragraph-rsid="000e7a01" style:font-style-asian="italic" style:font-weight-asian="bold" style:font-style-complex="italic" style:font-weight-complex="bold"/>
    </style:style>
    <style:style style:name="P6" style:family="paragraph" style:parent-style-name="Text_20_body" style:list-style-name="L7">
      <style:paragraph-properties fo:line-height="115%" fo:text-align="start" style:justify-single-word="false" style:writing-mode="lr-tb"/>
      <style:text-properties fo:font-style="italic" fo:font-weight="bold" officeooo:paragraph-rsid="000e7a01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fo:font-weight="normal" officeooo:rsid="000e7a01" officeooo:paragraph-rsid="000e7a01" style:font-weight-asian="normal" style:font-weight-complex="normal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fo:font-weight="normal" officeooo:rsid="000fd677" officeooo:paragraph-rsid="000fd677" style:font-weight-asian="normal" style:font-weight-complex="normal"/>
    </style:style>
    <style:style style:name="P9" style:family="paragraph" style:parent-style-name="Text_20_body" style:list-style-name="L8">
      <style:paragraph-properties fo:line-height="115%" fo:text-align="start" style:justify-single-word="false" style:writing-mode="lr-tb"/>
      <style:text-properties fo:font-weight="normal" officeooo:rsid="000fd677" officeooo:paragraph-rsid="000fd677" style:font-weight-asian="normal" style:font-weight-complex="normal"/>
    </style:style>
    <style:style style:name="P10" style:family="paragraph" style:parent-style-name="Text_20_body" style:list-style-name="L8">
      <style:paragraph-properties fo:line-height="115%" fo:text-align="start" style:justify-single-word="false" style:writing-mode="lr-tb"/>
      <style:text-properties fo:font-weight="normal" officeooo:rsid="00106e05" officeooo:paragraph-rsid="00106e05" style:font-weight-asian="normal" style:font-weight-complex="normal"/>
    </style:style>
    <style:style style:name="P11" style:family="paragraph" style:parent-style-name="Text_20_body" style:list-style-name="L7">
      <style:paragraph-properties fo:line-height="115%" fo:text-align="start" style:justify-single-word="false" style:writing-mode="lr-tb"/>
      <style:text-properties style:text-underline-style="solid" style:text-underline-width="auto" style:text-underline-color="font-color" fo:font-weight="bold" officeooo:rsid="000e7a01" officeooo:paragraph-rsid="000e7a01" style:font-weight-asian="bold" style:font-weight-complex="bold"/>
    </style:style>
    <style:style style:name="P12" style:family="paragraph" style:parent-style-name="Text_20_body" style:list-style-name="L8">
      <style:paragraph-properties fo:line-height="115%" fo:text-align="start" style:justify-single-word="false" style:writing-mode="lr-tb"/>
      <style:text-properties officeooo:rsid="000fd677" officeooo:paragraph-rsid="000fd677"/>
    </style:style>
    <style:style style:name="P13" style:family="paragraph" style:parent-style-name="Title">
      <style:paragraph-properties style:writing-mode="lr-tb"/>
      <style:text-properties officeooo:paragraph-rsid="000e7a01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9120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officeooo:rsid="000e7a01"/>
    </style:style>
    <style:style style:name="T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erif" fo:font-style="italic" fo:font-weight="bold" officeooo:rsid="000e7a01" style:font-style-asian="italic" style:font-weight-asian="bold" style:font-style-complex="italic" style:font-weight-complex="bold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font-name="Liberation Serif" fo:font-style="italic" officeooo:rsid="00106e05" style:font-style-asian="italic" style:font-style-complex="italic"/>
    </style:style>
    <style:style style:name="T9" style:family="text">
      <style:text-properties style:font-name="Liberation Serif" fo:font-style="italic" officeooo:rsid="0011d5da" style:font-style-asian="italic" style:font-style-complex="italic"/>
    </style:style>
    <style:style style:name="T10" style:family="text">
      <style:text-properties officeooo:rsid="0009120f"/>
    </style:style>
    <style:style style:name="T11" style:family="text">
      <style:text-properties officeooo:rsid="000e7a01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istening <text:span text:style-name="T10">7</text:span><text:span text:style-name="T11">B</text:span></text:p>
      <text:p text:style-name="P2" loext:marker-style-name="T1"><text:span text:style-name="T4">0</text:span><text:span text:style-name="T2">8</text:span><text:span text:style-name="T1">th </text:span><text:span text:style-name="T4">April</text:span><text:span text:style-name="T1"> 2024<text:tab/><text:tab/><text:tab/><text:tab/><text:tab/><text:tab/><text:tab/><text:tab/>Francisco Crespo Martín</text:span></text:p>
      <text:p text:style-name="P1" loext:marker-style-name="T1"><text:span text:style-name="T3"/></text:p>
      <text:p text:style-name="P7" loext:marker-style-name="T1"><text:span text:style-name="T1">You will hear a </text:span><text:span text:style-name="T3">monologue</text:span><text:span text:style-name="T1"> or </text:span><text:span text:style-name="T3">conversation</text:span><text:span text:style-name="T1"> for each question below. For each question, choose the correct answer.</text:span></text:p>
      <text:list text:style-name="L7">
        <text:list-item>
          <text:p text:style-name="P6" loext:marker-style-name="T1"><text:span text:style-name="T4">You hear a man on the radio talking about his experience at music school. How did he feel when he left the school?</text:span></text:p>
          <text:list>
            <text:list-item>
              <text:p text:style-name="P4" loext:marker-style-name="T1"><text:span text:style-name="T1">happy</text:span></text:p>
            </text:list-item>
            <text:list-item>
              <text:p text:style-name="P11" loext:marker-style-name="T1"><text:span text:style-name="T1">unhappy</text:span></text:p>
            </text:list-item>
            <text:list-item>
              <text:p text:style-name="P4" loext:marker-style-name="T1"><text:span text:style-name="T1">furious</text:span></text:p>
            </text:list-item>
          </text:list>
          <text:p text:style-name="P4" loext:marker-style-name="T1"><text:span text:style-name="T1"/></text:p>
        </text:list-item>
        <text:list-item>
          <text:p text:style-name="P5" loext:marker-style-name="T1"><text:span text:style-name="T1">You hear two teenagers talking about a film that was based on a book. What do the speakers agree about?</text:span></text:p>
          <text:list>
            <text:list-item>
              <text:p text:style-name="P11" loext:marker-style-name="T1"><text:span text:style-name="T1">Films aren’t as good as the book they’re based on.</text:span></text:p>
            </text:list-item>
            <text:list-item>
              <text:p text:style-name="P4" loext:marker-style-name="T1"><text:span text:style-name="T1">Films are better than the books they’re based on.</text:span></text:p>
            </text:list-item>
            <text:list-item>
              <text:p text:style-name="P4" loext:marker-style-name="T1"><text:span text:style-name="T1">Film that are based an books are very interesting.</text:span></text:p>
            </text:list-item>
          </text:list>
          <text:p text:style-name="P4" loext:marker-style-name="T1"><text:span text:style-name="T1"/></text:p>
        </text:list-item>
        <text:list-item>
          <text:p text:style-name="P5" loext:marker-style-name="T1"><text:span text:style-name="T1">You hear a phone conversation between two friends. Why is the girl going to be late for the concert?</text:span></text:p>
          <text:list>
            <text:list-item>
              <text:p text:style-name="P4" loext:marker-style-name="T1"><text:span text:style-name="T1">She left her ticket at home.</text:span></text:p>
            </text:list-item>
            <text:list-item>
              <text:p text:style-name="P4" loext:marker-style-name="T1"><text:span text:style-name="T1">The taxi driver doesn’t know the way.</text:span></text:p>
            </text:list-item>
            <text:list-item>
              <text:p text:style-name="P11" loext:marker-style-name="T1"><text:span text:style-name="T1">The train isn’t leaving on time.</text:span></text:p>
            </text:list-item>
          </text:list>
          <text:p text:style-name="P4" loext:marker-style-name="T1"><text:span text:style-name="T1"/></text:p>
        </text:list-item>
        <text:list-item>
          <text:p text:style-name="P5" loext:marker-style-name="T1"><text:span text:style-name="T1">You hear a conversation at a cinema ticket office. When is the man going to see the film?</text:span></text:p>
          <text:list>
            <text:list-item>
              <text:p text:style-name="P11" loext:marker-style-name="T1"><text:span text:style-name="T1">Friday.</text:span></text:p>
            </text:list-item>
            <text:list-item>
              <text:p text:style-name="P4" loext:marker-style-name="T1"><text:span text:style-name="T1">Saturday.</text:span></text:p>
            </text:list-item>
            <text:list-item>
              <text:p text:style-name="P4" loext:marker-style-name="T1"><text:span text:style-name="T1">Sunday.</text:span></text:p>
            </text:list-item>
          </text:list>
          <text:p text:style-name="P4" loext:marker-style-name="T1"><text:span text:style-name="T1"/></text:p>
        </text:list-item>
        <text:list-item>
          <text:p text:style-name="P5" loext:marker-style-name="T1"><text:span text:style-name="T1">You hear an actor talking about the village he grew up in. How does he feel about returning there?</text:span></text:p>
          <text:list>
            <text:list-item>
              <text:p text:style-name="P4" loext:marker-style-name="T1"><text:span text:style-name="T1">He misses the big city.</text:span></text:p>
            </text:list-item>
            <text:list-item>
              <text:p text:style-name="P11" loext:marker-style-name="T1"><text:span text:style-name="T1">He is happy to be back.</text:span></text:p>
            </text:list-item>
            <text:list-item>
              <text:p text:style-name="P4" loext:marker-style-name="T1"><text:soft-page-break/><text:span text:style-name="T1">He is surprised at how small the village is.</text:span></text:p>
            </text:list-item>
          </text:list>
          <text:p text:style-name="P4" loext:marker-style-name="T1"><text:span text:style-name="T1"/></text:p>
        </text:list-item>
        <text:list-item>
          <text:p text:style-name="P5" loext:marker-style-name="T1"><text:span text:style-name="T1">You hear two friends talking about a teacher they had at school. What was the man surprised about?</text:span></text:p>
          <text:list>
            <text:list-item>
              <text:p text:style-name="P11" loext:marker-style-name="T1"><text:span text:style-name="T1">That the teacher had become an actor.</text:span></text:p>
            </text:list-item>
            <text:list-item>
              <text:p text:style-name="P4" loext:marker-style-name="T1"><text:span text:style-name="T1">That the woman had seen the teacher.</text:span></text:p>
            </text:list-item>
            <text:list-item>
              <text:p text:style-name="P4" loext:marker-style-name="T1"><text:span text:style-name="T1">That the teacher is still good-looking.</text:span></text:p>
            </text:list-item>
          </text:list>
        </text:list-item>
      </text:list>
      <text:p text:style-name="P3" loext:marker-style-name="T1"><text:span text:style-name="T1"/></text:p>
      <text:p text:style-name="P3" loext:marker-style-name="T1"><text:span text:style-name="T1"/></text:p>
      <text:p text:style-name="P3" loext:marker-style-name="T1"><text:span text:style-name="T1"/></text:p>
      <text:p text:style-name="P8" loext:marker-style-name="T1"><text:span text:style-name="T1">Can you remember? Decide if the sentences below are correct or incorrect. Choose the correct answer. Then listen again and check your answers.</text:span></text:p>
      <text:list text:style-name="L8">
        <text:list-item>
          <text:p text:style-name="P12" loext:marker-style-name="T1"><text:span text:style-name="T6">T</text:span><text:span text:style-name="T5">he man who talks on the radio about his experience at music school wanted to be an opera singer.</text:span></text:p>
          <text:p text:style-name="P9" loext:marker-style-name="T1"><text:span text:style-name="T7">Correct.</text:span></text:p>
          <text:p text:style-name="P12" loext:marker-style-name="T1"><text:span text:style-name="T5"/></text:p>
        </text:list-item>
        <text:list-item>
          <text:p text:style-name="P12" loext:marker-style-name="T1"><text:span text:style-name="T5">The two teenegers who walk about a film that was based on a book mention scenes of children swimming in a pool.</text:span></text:p>
          <text:p text:style-name="P10" loext:marker-style-name="T1"><text:span text:style-name="T7">False. They mention a scene where they swim with dolphins.</text:span></text:p>
          <text:p text:style-name="P12" loext:marker-style-name="T1"><text:span text:style-name="T5"/></text:p>
        </text:list-item>
        <text:list-item>
          <text:p text:style-name="P12" loext:marker-style-name="T1"><text:span text:style-name="T5">The girl who is late for the concert is going to Victoria Station.</text:span></text:p>
          <text:p text:style-name="P9" loext:marker-style-name="T1"><text:span text:style-name="T7">Correct.</text:span><text:span text:style-name="T9"> She is going to Victoria Station, but just because it’s near the cinema.</text:span></text:p>
          <text:p text:style-name="P12" loext:marker-style-name="T1"><text:span text:style-name="T5"/></text:p>
        </text:list-item>
        <text:list-item>
          <text:p text:style-name="P12" loext:marker-style-name="T1"><text:span text:style-name="T5">The man who is buying tickets for the cinema buys five tickets.</text:span></text:p>
          <text:p text:style-name="P9" loext:marker-style-name="T1"><text:span text:style-name="T7">Correct.</text:span></text:p>
          <text:p text:style-name="P12" loext:marker-style-name="T1"><text:span text:style-name="T5"/></text:p>
        </text:list-item>
        <text:list-item>
          <text:p text:style-name="P12" loext:marker-style-name="T1"><text:span text:style-name="T5">The man who moved back to his childhood village had lived in Los Angeles before.</text:span></text:p>
          <text:p text:style-name="P9" loext:marker-style-name="T1"><text:span text:style-name="T7">False. </text:span><text:span text:style-name="T8">He had lived in New York.</text:span></text:p>
          <text:p text:style-name="P12" loext:marker-style-name="T1"><text:span text:style-name="T5"/></text:p>
        </text:list-item>
        <text:list-item>
          <text:p text:style-name="P12" loext:marker-style-name="T1"><text:span text:style-name="T5">The two people who talk about a teacher that they had at school are talking about their drama teacher.</text:span></text:p>
          <text:p text:style-name="P9" loext:marker-style-name="T1"><text:span text:style-name="T7">False. </text:span><text:span text:style-name="T8">They are talking about their history teach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6:15:42.274000000</meta:creation-date>
    <dc:date>2024-04-08T16:56:11.076000000</dc:date>
    <meta:editing-duration>PT40M30S</meta:editing-duration>
    <meta:editing-cycles>4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40" meta:word-count="430" meta:character-count="2222" meta:non-whitespace-character-count="1855"/>
  </office:meta>
</office:document-meta>
</file>